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00800000008A71C1261907B93D4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bitmap" draw:fill-color="#75ab24" draw:fill-image-name="Bitmape_20_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fo:min-height="0.38cm" fo:padding-top="0cm" fo:padding-bottom="0cm" fo:padding-left="0cm" fo:padding-right="0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4" style:family="graphic" style:parent-style-name="standard">
      <style:graphic-properties draw:stroke="dash" draw:stroke-dash="Dashed_20__28_var_29__20_2177" svg:stroke-width="0.019cm" svg:stroke-color="#000000" draw:marker-start="Arrow_20_concave" draw:marker-start-width="0.15cm" draw:marker-start-center="false" draw:marker-end="Arrow_20_concave" draw:marker-end-width="0.15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5" style:family="graphic" style:parent-style-name="standard">
      <style:graphic-properties draw:stroke="dash" draw:stroke-dash="Dashed_20__28_var_29__20_2178" svg:stroke-width="0.019cm" svg:stroke-color="#000000" draw:marker-start="Arrow_20_concave" draw:marker-start-width="0.161cm" draw:marker-start-center="false" draw:marker-end="Arrow_20_concave" draw:marker-end-width="0.161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6" style:family="graphic" style:parent-style-name="standard">
      <style:graphic-properties draw:stroke="dash" draw:stroke-dash="Dashed_20__28_var_29__20_2179" svg:stroke-width="0.019cm" svg:stroke-color="#000000" draw:marker-start="Arrow_20_concave" draw:marker-start-width="0.161cm" draw:marker-start-center="false" draw:marker-end="Arrow_20_concave" draw:marker-end-width="0.161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7" style:family="graphic" style:parent-style-name="standard">
      <style:graphic-properties draw:stroke="dash" draw:stroke-dash="Dashed_20__28_var_29__20_2180" svg:stroke-width="0.019cm" svg:stroke-color="#000000" draw:marker-start="Arrow_20_concave" draw:marker-start-width="0.161cm" draw:marker-start-center="false" draw:marker-end="Arrow_20_concave" draw:marker-end-width="0.161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8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fo:min-height="0.38cm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bitmap" draw:fill-color="#75ab24" draw:fill-image-name="Bitmape_20_3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4.598cm" svg:height="1.654cm" svg:x="8.345cm" svg:y="13.797cm" svg:viewBox="0 0 4599 1655" draw:points="0,1650 856,6 4019,0 4599,1655">
            <text:p/>
          </draw:polygon>
          <draw:frame draw:style-name="gr2" draw:text-style-name="P3" draw:layer="layout" svg:width="0.948cm" svg:height="0.38cm" svg:x="8.393cm" svg:y="15.734cm">
            <draw:text-box>
              <text:p text:style-name="P2"><text:span text:style-name="T1">1,5 m</text:span></text:p>
            </draw:text-box>
          </draw:frame>
          <draw:frame draw:style-name="gr2" draw:text-style-name="P3" draw:layer="layout" svg:width="0.738cm" svg:height="0.38cm" svg:x="12.291cm" svg:y="15.746cm">
            <draw:text-box>
              <text:p text:style-name="P2"><text:span text:style-name="T1">1 m</text:span></text:p>
            </draw:text-box>
          </draw:frame>
          <draw:line draw:style-name="gr3" draw:text-style-name="P4" draw:layer="layout" svg:x1="9.208cm" svg:y1="15.456cm" svg:x2="12.368cm" svg:y2="15.456cm">
            <text:p/>
          </draw:line>
          <draw:line draw:style-name="gr3" draw:text-style-name="P4" draw:layer="layout" svg:x1="9.208cm" svg:y1="13.801cm" svg:x2="12.368cm" svg:y2="13.801cm">
            <text:p/>
          </draw:line>
          <draw:line draw:style-name="gr3" draw:text-style-name="P4" draw:layer="layout" svg:x1="12.369cm" svg:y1="15.451cm" svg:x2="12.369cm" svg:y2="13.801cm">
            <text:p/>
          </draw:line>
          <draw:line draw:style-name="gr3" draw:text-style-name="P4" draw:layer="layout" svg:x1="9.208cm" svg:y1="15.451cm" svg:x2="9.208cm" svg:y2="13.801cm">
            <text:p/>
          </draw:line>
          <draw:line draw:style-name="gr3" draw:text-style-name="P4" draw:layer="layout" svg:x1="12.369cm" svg:y1="15.456cm" svg:x2="12.943cm" svg:y2="15.456cm">
            <text:p/>
          </draw:line>
          <draw:line draw:style-name="gr3" draw:text-style-name="P4" draw:layer="layout" svg:x1="12.369cm" svg:y1="13.801cm" svg:x2="12.943cm" svg:y2="15.451cm">
            <text:p/>
          </draw:line>
          <draw:line draw:style-name="gr3" draw:text-style-name="P4" draw:layer="layout" svg:x1="8.342cm" svg:y1="15.456cm" svg:x2="9.203cm" svg:y2="15.456cm">
            <text:p/>
          </draw:line>
          <draw:line draw:style-name="gr3" draw:text-style-name="P4" draw:layer="layout" svg:x1="9.203cm" svg:y1="13.801cm" svg:x2="8.342cm" svg:y2="15.451cm">
            <text:p/>
          </draw:line>
          <draw:line draw:style-name="gr4" draw:text-style-name="P4" draw:layer="layout" svg:x1="8.342cm" svg:y1="15.615cm" svg:x2="9.203cm" svg:y2="15.615cm">
            <text:p/>
          </draw:line>
          <draw:line draw:style-name="gr5" draw:text-style-name="P4" draw:layer="layout" svg:x1="9.208cm" svg:y1="15.615cm" svg:x2="12.368cm" svg:y2="15.615cm">
            <text:p/>
          </draw:line>
          <draw:line draw:style-name="gr6" draw:text-style-name="P4" draw:layer="layout" svg:x1="12.369cm" svg:y1="15.615cm" svg:x2="12.943cm" svg:y2="15.615cm">
            <text:p/>
          </draw:line>
          <draw:line draw:style-name="gr3" draw:text-style-name="P4" draw:layer="layout" svg:x1="12.151cm" svg:y1="15.241cm" svg:x2="12.371cm" svg:y2="15.241cm">
            <text:p/>
          </draw:line>
          <draw:line draw:style-name="gr3" draw:text-style-name="P4" draw:layer="layout" svg:x1="12.151cm" svg:y1="15.454cm" svg:x2="12.151cm" svg:y2="15.241cm">
            <text:p/>
          </draw:line>
          <draw:frame draw:style-name="gr2" draw:text-style-name="P3" draw:layer="layout" svg:width="0.749cm" svg:height="0.38cm" svg:x="10.43cm" svg:y="15.723cm">
            <draw:text-box>
              <text:p text:style-name="P2"><text:span text:style-name="T1">5 m</text:span></text:p>
            </draw:text-box>
          </draw:frame>
          <draw:line draw:style-name="gr7" draw:text-style-name="P4" draw:layer="layout" svg:x1="9.581cm" svg:y1="15.451cm" svg:x2="9.581cm" svg:y2="13.801cm">
            <text:p/>
          </draw:line>
          <draw:frame draw:style-name="gr8" draw:text-style-name="P3" draw:layer="layout" svg:width="1.482cm" svg:height="0.652cm" draw:transform="rotate (1.5707963267949) translate (9.492cm 15.274cm)">
            <draw:text-box>
              <text:p text:style-name="P2"><text:span text:style-name="T1">3 m</text:span></text:p>
            </draw:text-box>
          </draw:frame>
          <draw:line draw:style-name="gr3" draw:text-style-name="P4" draw:layer="layout" svg:x1="12.151cm" svg:y1="14.011cm" svg:x2="12.151cm" svg:y2="13.798cm">
            <text:p/>
          </draw:line>
          <draw:line draw:style-name="gr3" draw:text-style-name="P4" draw:layer="layout" svg:x1="12.151cm" svg:y1="14.021cm" svg:x2="12.371cm" svg:y2="14.021cm">
            <text:p/>
          </draw:line>
          <draw:line draw:style-name="gr3" draw:text-style-name="P4" draw:layer="layout" svg:x1="9.432cm" svg:y1="15.457cm" svg:x2="9.432cm" svg:y2="15.244cm">
            <text:p/>
          </draw:line>
          <draw:line draw:style-name="gr3" draw:text-style-name="P4" draw:layer="layout" svg:x1="9.209cm" svg:y1="15.249cm" svg:x2="9.429cm" svg:y2="15.249cm">
            <text:p/>
          </draw:line>
          <draw:line draw:style-name="gr3" draw:text-style-name="P4" draw:layer="layout" svg:x1="9.432cm" svg:y1="14.011cm" svg:x2="9.432cm" svg:y2="13.798cm">
            <text:p/>
          </draw:line>
          <draw:line draw:style-name="gr3" draw:text-style-name="P4" draw:layer="layout" svg:x1="9.209cm" svg:y1="14.012cm" svg:x2="9.429cm" svg:y2="14.01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3" draw:display-name="Bitmape 3" xlink:href="Pictures/100000000000000800000008A71C1261907B93D4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2177" draw:display-name="Dashed (var) 2177" draw:style="rect" draw:dots1="1" draw:dots1-length="0.016cm" draw:dots2="1" draw:dots2-length="0.016cm" draw:distance="0.016cm"/>
    <draw:stroke-dash draw:name="Dashed_20__28_var_29__20_2178" draw:display-name="Dashed (var) 2178" draw:style="rect" draw:dots1="1" draw:dots1-length="0.016cm" draw:dots2="1" draw:dots2-length="0.016cm" draw:distance="0.016cm"/>
    <draw:stroke-dash draw:name="Dashed_20__28_var_29__20_2179" draw:display-name="Dashed (var) 2179" draw:style="rect" draw:dots1="1" draw:dots1-length="0.016cm" draw:dots2="1" draw:dots2-length="0.016cm" draw:distance="0.016cm"/>
    <draw:stroke-dash draw:name="Dashed_20__28_var_29__20_2180" draw:display-name="Dashed (var) 2180" draw:style="rect" draw:dots1="1" draw:dots1-length="0.016cm" draw:dots2="1" draw:dots2-length="0.016cm" draw:distance="0.01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2T12:17:55.415223910</meta:creation-date>
    <dc:date>2018-03-22T12:18:13.411162628</dc:date>
    <meta:editing-duration>PT18S</meta:editing-duration>
    <meta:editing-cycles>1</meta:editing-cycles>
    <meta:document-statistic meta:object-count="26"/>
    <meta:generator>LibreOffice/6.0.0.3$MacOSX_X86_64 LibreOffice_project/64a0f66915f38c6217de274f0aa8e15618924765</meta:generator>
  </office:meta>
</office:document-meta>
</file>